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fo:font-variant="normal" fo:text-transform="none" style:font-name="Times New Roman1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er o apenado que o tempo de medida cautelar diversa de prisão sejam considerados como pena cumprida na GEP. </text:p>
      <text:p text:style-name="P2">Aponta a Defesa o período de 01.06.2020 a 03.09.2021 como o tempo que o apenado cumpriu medida cautelar diversa de prisão com uso tornozeleira eletrônica, e setembro de 2021 até maio de 2022, como o tempo que o apenado cumpriu pena de assinatura mensal</text:p>
      <text:p text:style-name="P1">Instado a se manifestar, o Ministério Público opinou pelo indeferimento do pedido.</text:p>
      <text:p text:style-name="P1">Não há nos autos quaisquer relatórios do monitoramento eletrônico, somente a folha de assinatura mensal do apenado.</text:p>
      <text:p text:style-name="P2">Ante o exposto, antes de decidir sobre a inclusão na GEP do tempo em que o apenado cumpria medida cautelar, determino que se busque relatório da CEME sobre a forma de cumprimento do monitoramento eletrônico (recolhimento noturno ou integral) e as violações desde a instalação da tornozeleira eletrônica no período de 01.06.2020 a 03.09.2021.</text:p>
      <text:p text:style-name="P1">Cumpra-s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3</meta:editing-cycles>
    <meta:generator>LibreOffice/5.3.1.2$Windows_X86_64 LibreOffice_project/e80a0e0fd1875e1696614d24c32df0f95f03deb2</meta:generator>
    <dc:date>2022-10-24T09:00:49.539000000</dc:date>
    <meta:document-statistic meta:table-count="0" meta:image-count="0" meta:object-count="0" meta:page-count="1" meta:paragraph-count="6" meta:word-count="147" meta:character-count="912" meta:non-whitespace-character-count="770"/>
    <meta:user-defined meta:name="Info 1"/>
    <meta:user-defined meta:name="Info 2"/>
    <meta:user-defined meta:name="Info 3"/>
    <meta:user-defined meta:name="Info 4"/>
  </office:meta>
</office:document-meta>
</file>